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 special CSS for mobile devic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e is stored in a wrong format!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lidate that input amount is a floa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play most recent descriptions as suggestion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4.367122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8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7.759763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rt book entries by date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.00.0000</text:date>, <text:time style:data-style-name="N2" text:time-value="0000-00-00T00:00:01.020864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1M21S</meta:editing-duration>
    <meta:editing-cycles>19</meta:editing-cycles>
    <meta:generator>LibreOffice/4.1.3.2$Linux_X86_64 LibreOffice_project/410m0$Build-2</meta:generator>
    <dc:date>2013-12-25T16:09:08.832497459</dc:date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